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presentation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presentation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468cm" table:align="center" style:writing-mode="lr-tb"/>
    </style:style>
    <style:style style:name="Tabella1.A" style:family="table-column">
      <style:table-column-properties style:column-width="8.468cm"/>
    </style:style>
    <style:style style:name="Tabella1.1" style:family="table-row">
      <style:table-row-properties style:min-row-height="3.785cm" style:keep-together="true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1.2" style:family="table-row">
      <style:table-row-properties style:min-row-height="3.831cm" style:keep-together="true"/>
    </style:style>
    <style:style style:name="Tabella1.3" style:family="table-row">
      <style:table-row-properties style:min-row-height="3.882cm" style:keep-together="true"/>
    </style:style>
    <style:style style:name="P1" style:family="paragraph" style:parent-style-name="Standard" style:master-page-name="Standard"/>
    <style:style style:name="P2" style:family="paragraph" style:parent-style-name="Standard" style:list-style-name="WW8Num1">
      <style:text-properties fo:font-size="15pt" style:font-size-asian="15pt"/>
    </style:style>
    <style:style style:name="P3" style:family="paragraph" style:parent-style-name="Standard">
      <style:paragraph-properties style:snap-to-layout-grid="false"/>
      <style:text-properties fo:font-size="15pt" style:font-size-asian="15pt"/>
    </style:style>
    <style:style style:name="T1" style:family="text">
      <style:text-properties fo:font-size="17pt" style:font-size-asian="17pt"/>
    </style:style>
    <style:style style:name="fr1" style:family="graphic" style:parent-style-name="OLE">
      <style:graphic-properties fo:margin-left="0.026cm" fo:margin-right="0cm" fo:margin-top="0.026cm" fo:margin-bottom="0cm" style:vertical-pos="top" style:vertical-rel="baseline" fo:padding-left="0.263cm" fo:padding-right="0.263cm" fo:padding-top="0.136cm" fo:padding-bottom="0.136cm" fo:border="0.018cm solid #000000" style:shadow="#000000 0.028cm 0.028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list text:style-name="WW8Num1">
        <text:list-item>
          <text:p text:style-name="P2">Creare la seguente presentazione.</text:p>
        </text:list-item>
      </text:list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<text:bookmark-start text:name="_1106049996"/><text:bookmark-end text:name="_1106049996"/><draw:frame draw:style-name="fr1" draw:name="Oggetto1" text:anchor-type="as-char" svg:width="8.114cm" svg:height="6.15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ella1.2">
          <table:table-cell table:style-name="Tabella1.A1" office:value-type="string">
            <text:p text:style-name="P3"><draw:frame draw:style-name="fr1" draw:name="Oggetto2" text:anchor-type="as-char" svg:width="8.114cm" svg:height="6.161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ella1.3">
          <table:table-cell table:style-name="Tabella1.A1" office:value-type="string">
            <text:p text:style-name="P3"><draw:frame draw:style-name="fr1" draw:name="Oggetto3" text:anchor-type="as-char" svg:width="8.114cm" svg:height="6.144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list text:style-name="WW8Num1" text:continue-numbering="true">
        <text:list-item>
          <text:p text:style-name="P2">Cambiare il formato del titolo della prima diapositiva: Monotype Corsiva, grandezza 60 punti.</text:p>
        </text:list-item>
        <text:list-item>
          <text:p text:style-name="P2">Mettere come sfondo a tutte le diapositive una sfumatura di grigio.</text:p>
        </text:list-item>
        <text:list-item>
          <text:p text:style-name="P2">Cambiare il riempimento delle finestre dei titoli delle diapositive 2 e 3 mettendoli in bl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219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:</dc:title>
    <meta:initial-creator>caresia</meta:initial-creator>
    <meta:creation-date>2006-07-20T01:49:00</meta:creation-date>
    <dc:creator>Marco</dc:creator>
    <dc:date>2006-07-20T01:49:00</dc:date>
    <meta:print-date>2003-02-06T15:22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3" meta:page-count="1" meta:paragraph-count="8" meta:word-count="44" meta:character-count="2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T1" style:family="text">
      <style:text-properties fo:color="#000000" fo:language="it" fo:country="IT"/>
    </style:style>
    <style:style style:name="T2" style:family="text">
      <style:text-properties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Presentare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Alcune considerazioni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59cm" svg:height="3.985cm" svg:x="1.905cm" svg:y="1.288cm" presentation:class="title" presentation:placeholder="true">
        <draw:text-box/>
      </draw:frame>
      <draw:frame presentation:style-name="Standard-outline1" draw:layer="backgroundobjects" svg:width="21.59cm" svg:height="11.765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style:style style:name="T1" style:family="text">
      <style:text-properties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1">Motivazione all’apprendimento</text:span></text:p>
          </draw:text-box>
        </draw:frame>
        <draw:frame presentation:style-name="pr2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Interesse personale</text:p>
              </text:list-item>
            </text:list>
            <text:list text:style-name="L2">
              <text:list-item>
                <text:p text:style-name="P3">Crescita professionale</text:p>
              </text:list-item>
            </text:list>
            <text:list text:style-name="L2">
              <text:list-item>
                <text:p text:style-name="P3">Necessità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59cm" svg:height="3.985cm" svg:x="1.905cm" svg:y="1.288cm" presentation:class="title" presentation:placeholder="true">
        <draw:text-box/>
      </draw:frame>
      <draw:frame presentation:style-name="Standard-outline1" draw:layer="backgroundobjects" svg:width="21.59cm" svg:height="11.765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style:style style:name="T1" style:family="text">
      <style:text-properties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1">Comportamento verbale</text:span></text:p>
          </draw:text-box>
        </draw:frame>
        <draw:frame presentation:style-name="pr2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Scelta dei vocaboli</text:p>
              </text:list-item>
            </text:list>
            <text:list text:style-name="L2">
              <text:list-item>
                <text:p text:style-name="P3">Livello di difficoltà</text:p>
              </text:list-item>
            </text:list>
            <text:list text:style-name="L2">
              <text:list-item>
                <text:p text:style-name="P3">Ornamenti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59cm" svg:height="3.985cm" svg:x="1.905cm" svg:y="1.288cm" presentation:class="title" presentation:placeholder="true">
        <draw:text-box/>
      </draw:frame>
      <draw:frame presentation:style-name="Standard-outline1" draw:layer="backgroundobjects" svg:width="21.59cm" svg:height="11.765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